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ccfd" officeooo:paragraph-rsid="0016ccfd"/>
    </style:style>
    <style:style style:name="P2" style:family="paragraph" style:parent-style-name="Standard">
      <style:text-properties officeooo:paragraph-rsid="0016ccfd"/>
    </style:style>
    <style:style style:name="P3" style:family="paragraph" style:parent-style-name="Standard">
      <style:text-properties fo:color="#c9211e" officeooo:rsid="0016ccfd" officeooo:paragraph-rsid="0016ccfd"/>
    </style:style>
    <style:style style:name="P4" style:family="paragraph" style:parent-style-name="Standard">
      <style:text-properties fo:color="#c9211e" fo:font-weight="bold" officeooo:rsid="0016ccfd" officeooo:paragraph-rsid="0016ccfd" style:font-weight-asian="bold" style:font-weight-complex="bold"/>
    </style:style>
    <style:style style:name="P5" style:family="paragraph" style:parent-style-name="Standard">
      <style:text-properties fo:color="#24a3e3" fo:font-weight="bold" officeooo:rsid="0016ccfd" officeooo:paragraph-rsid="0016ccfd" style:font-weight-asian="bold" style:font-weight-complex="bold"/>
    </style:style>
    <style:style style:name="P6" style:family="paragraph" style:parent-style-name="Standard">
      <style:text-properties fo:color="#24a3e3" officeooo:paragraph-rsid="0016ccfd"/>
    </style:style>
    <style:style style:name="P7" style:family="paragraph" style:parent-style-name="Standard">
      <style:text-properties officeooo:rsid="001713c0" officeooo:paragraph-rsid="001713c0"/>
    </style:style>
    <style:style style:name="P8" style:family="paragraph" style:parent-style-name="Standard">
      <style:text-properties fo:color="#ff019e" fo:font-weight="bold" officeooo:rsid="001713c0" officeooo:paragraph-rsid="001713c0" style:font-weight-asian="bold" style:font-weight-complex="bold"/>
    </style:style>
    <style:style style:name="P9" style:family="paragraph" style:parent-style-name="Standard" style:list-style-name="L1">
      <style:text-properties fo:color="#ff019e" fo:font-weight="normal" officeooo:rsid="0018ef89" officeooo:paragraph-rsid="0018ef89" style:font-weight-asian="normal" style:font-weight-complex="normal"/>
    </style:style>
    <style:style style:name="P10" style:family="paragraph" style:parent-style-name="Standard">
      <style:text-properties fo:color="#ff019e" fo:font-weight="normal" officeooo:rsid="001adf68" officeooo:paragraph-rsid="001adf68" style:font-weight-asian="normal" style:font-weight-complex="normal"/>
    </style:style>
    <style:style style:name="P11" style:family="paragraph" style:parent-style-name="Standard">
      <style:text-properties fo:color="#7319c8" fo:font-weight="bold" officeooo:rsid="001713c0" officeooo:paragraph-rsid="001adf68" style:font-weight-asian="bold" style:font-weight-complex="bold"/>
    </style:style>
    <style:style style:name="P12" style:family="paragraph" style:parent-style-name="Standard">
      <style:text-properties fo:color="#7319c8" fo:font-weight="bold" officeooo:rsid="001adf68" officeooo:paragraph-rsid="001adf68" style:font-weight-asian="bold" style:font-weight-complex="bold"/>
    </style:style>
    <style:style style:name="P13" style:family="paragraph" style:parent-style-name="Standard" style:list-style-name="L2">
      <style:text-properties fo:color="#7319c8" fo:font-weight="normal" officeooo:rsid="001adf68" officeooo:paragraph-rsid="001adf68" style:font-weight-asian="normal" style:font-weight-complex="normal"/>
    </style:style>
    <style:style style:name="P14" style:family="paragraph" style:parent-style-name="Standard" style:list-style-name="L2">
      <style:text-properties fo:color="#7319c8" fo:font-weight="normal" officeooo:rsid="001af17f" officeooo:paragraph-rsid="001d22fc" style:font-weight-asian="normal" style:font-weight-complex="normal"/>
    </style:style>
    <style:style style:name="P15" style:family="paragraph" style:parent-style-name="Standard" style:list-style-name="L1">
      <style:text-properties fo:font-weight="normal" officeooo:paragraph-rsid="0018ef89" style:font-weight-asian="normal" style:font-weight-complex="normal"/>
    </style:style>
    <style:style style:name="P16" style:family="paragraph" style:parent-style-name="Standard">
      <style:text-properties officeooo:paragraph-rsid="001adf68"/>
    </style:style>
    <style:style style:name="T1" style:family="text">
      <style:text-properties officeooo:rsid="0016ccfd"/>
    </style:style>
    <style:style style:name="T2" style:family="text">
      <style:text-properties fo:color="#ff019e" officeooo:rsid="0016ccfd"/>
    </style:style>
    <style:style style:name="T3" style:family="text">
      <style:text-properties fo:color="#ff019e" officeooo:rsid="0018ef89"/>
    </style:style>
    <style:style style:name="T4" style:family="text">
      <style:text-properties fo:color="#ff019e" officeooo:rsid="001adf68"/>
    </style:style>
    <style:style style:name="T5" style:family="text">
      <style:text-properties officeooo:rsid="001adf68"/>
    </style:style>
    <style:style style:name="T6" style:family="text">
      <style:text-properties fo:color="#ffd428" fo:font-weight="bold" style:font-weight-asian="bold" style:font-weight-complex="bold"/>
    </style:style>
    <style:style style:name="T7" style:family="text">
      <style:text-properties fo:color="#ffd428" fo:font-weight="normal" officeooo:rsid="001adf68" style:font-weight-asian="normal" style:font-weight-complex="normal"/>
    </style:style>
    <style:style style:name="T8" style:family="text">
      <style:text-properties fo:color="#ffd428" fo:font-weight="normal" officeooo:rsid="001c8d3a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af17f"/>
    </style:style>
    <style:style style:name="T11" style:family="text">
      <style:text-properties officeooo:rsid="001c8d3a"/>
    </style:style>
    <style:style style:name="T12" style:family="text">
      <style:text-properties fo:color="#7319c8"/>
    </style:style>
    <style:style style:name="T13" style:family="text">
      <style:text-properties officeooo:rsid="001d22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OP Theory – Project Brief</text:p>
      <text:p text:style-name="P1"/>
      <text:p text:style-name="P3">Character customization</text:p>
      <text:p text:style-name="P1"/>
      <text:p text:style-name="P1"/>
      <text:p text:style-name="P5">INHERITANCE</text:p>
      <text:p text:style-name="P1"/>
      <text:p text:style-name="P6"><text:span text:style-name="T1">Button (generic button to change color) → HairButton (button to change hair color) / ClothesButton (button to change clothes color) </text:span></text:p>
      <text:p text:style-name="P2"/>
      <text:p text:style-name="P8">POLYMORPHISM</text:p>
      <text:p text:style-name="P8"/>
      <text:p text:style-name="P10">In the changeColor() method:</text:p>
      <text:list xml:id="list998759213" text:style-name="L1">
        <text:list-item>
          <text:p text:style-name="P9"><text:span text:style-name="T1">HairButton</text:span>s look<text:span text:style-name="T5">s</text:span> for gameobjects with “Hair” tag</text:p>
        </text:list-item>
        <text:list-item>
          <text:p text:style-name="P15"><text:span text:style-name="T2">ClothesButton</text:span><text:span text:style-name="T3">s look</text:span><text:span text:style-name="T4">s </text:span><text:span text:style-name="T3">for gameobjects with “Clothes” tag</text:span></text:p>
        </text:list-item>
      </text:list>
      <text:p text:style-name="P7"/>
      <text:p text:style-name="P7"><text:span text:style-name="T6">ENCAPSULATION</text:span></text:p>
      <text:p text:style-name="P7"><text:span text:style-name="T6"/></text:p>
      <text:p text:style-name="P16"><text:span text:style-name="T7">The player can write the character name, but it </text:span><text:span text:style-name="T8">needs to pass</text:span><text:span text:style-name="T7"> a validation check (get/set) for max length condition.</text:span></text:p>
      <text:p text:style-name="P7"><text:span text:style-name="T6"/></text:p>
      <text:p text:style-name="P11">ABSTRACTION</text:p>
      <text:p text:style-name="P11"><text:span text:style-name="T9"/></text:p>
      <text:list xml:id="list3299286743" text:style-name="L2">
        <text:list-item>
          <text:p text:style-name="P13"><text:span text:style-name="T13">A</text:span>bstract <text:span text:style-name="T10">parent </text:span>class Button (not <text:span text:style-name="T10">used as a component for any gameobject</text:span>)</text:p>
        </text:list-item>
        <text:list-item>
          <text:p text:style-name="P14">changeColor() method with details in the pare<text:span text:style-name="T13">nt</text:span> class Button</text:p>
        </text:list-item>
      </text:lis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fo:color="#7319c8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ristina Pavesi</meta:initial-creator>
    <meta:creation-date>2021-08-24T10:54:55.270000000</meta:creation-date>
    <dc:date>2021-08-24T11:16:09.064000000</dc:date>
    <dc:creator>Cristina Pavesi</dc:creator>
    <meta:editing-duration>PT21M12S</meta:editing-duration>
    <meta:editing-cycles>7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3" meta:word-count="93" meta:character-count="613" meta:non-whitespace-character-count="535"/>
  </office:meta>
</office:document-meta>
</file>